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OSSIM&lt;/h1&gt;</text:p>
      <text:p text:style-name="P1">&lt;h2&gt;About&lt;/h2&gt;</text:p>
      <text:p text:style-name="P1">&lt;p&gt;</text:p>
      <text:p text:style-name="P1"> <text:s/>&lt;a href="http://www.ossim.org"&gt;OSSIM&lt;/a&gt; (Open Source Software Image Map)</text:p>
      <text:p text:style-name="P1"> <text:s/>OSSIM is a high performance software system for remote sensing,</text:p>
      <text:p text:style-name="P1"> <text:s/>image processing , geographical information systems and photogrammetry.</text:p>
      <text:p text:style-name="P1"> <text:s/>It is an open source software project maintained at www.ossim.org and</text:p>
      <text:p text:style-name="P1"> <text:s/>has been under active development since 1996. The lead developers for</text:p>
      <text:p text:style-name="P1"> <text:s/>the project have years of experience in commercial and government remote</text:p>
      <text:p text:style-name="P1"> <text:s/>sensing systems and applications. OSSIM has been funded by several US</text:p>
      <text:p text:style-name="P1"> <text:s/>government agencies in the intelligence and defense community and the</text:p>
      <text:p text:style-name="P1"> <text:s/>technology is currently deployed in research and operational sites.</text:p>
      <text:p text:style-name="P1"> <text:s/>The name OSSIM is a contrived acronym (Open Source Software Image Map)</text:p>
      <text:p text:style-name="P1"> <text:s/>that is pronounced "awesome" -- the acronym was established by our first</text:p>
      <text:p text:style-name="P1"> <text:s/>government customer.&lt;/p&gt;</text:p>
      <text:p text:style-name="P1">&lt;h2&gt;Running&lt;/h2&gt;</text:p>
      <text:p text:style-name="P1"> <text:s/>&lt;p&gt;To run OSSIM on the Live DVD, click on the OSSIMPLANET / IMGELINKER</text:p>
      <text:p text:style-name="P1"> <text:s/>link on the desktop.</text:p>
      <text:p text:style-name="P1"> <text:s/>Then you can try ...&lt;/p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